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Text_20_body" style:list-style-name="L1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HelloWorld</text:h>
      <text:p text:style-name="First_20_paragraph">Schreiben Sie ein C++ Programm, das einen Namen (ohne Lehrzeichen) von der Console ausliest und diesen mit "Hallo NAME" wieder ausgeben kann.</text:p>
      <text:h text:style-name="Heading_20_2" text:outline-level="2">Aufgabe</text:h>
      <text:p text:style-name="First_20_paragraph">Lesen Sie mit <text:span text:style-name="T1">cin</text:span> einen Namen ein und geben Sie mit <text:span text:style-name="T2">cout</text:span> "Hallo " + <text:span text:style-name="T3">name</text:span> wieder aus.</text:p>
      <text:h text:style-name="Heading_20_2" text:outline-level="2">Beispiele:</text:h>
      <text:p text:style-name="First_20_paragraph">(Text in rot = Benutzereingabe)</text:p>
      <text:p text:style-name="P1">Name: \stdin{Peter}</text:p>
      <text:p text:style-name="P2">Hallo Peter</text:p>
      <text:h text:style-name="Heading_20_2" text:outline-level="2">Hinweise</text:h>
      <text:list text:style-name="L1">
        <text:list-item>
          <text:p text:style-name="P3">Vergessen Sie bitte nicht das <text:span text:style-name="T4">\n</text:span> am Ende von <text:span text:style-name="T5">cout</text:span> Anweisungen!</text:p>
        </text:list-item>
        <text:list-item>
          <text:p text:style-name="P3">In dieser Angabe ist ein Fehler versteckt. Dies kann und wird leider immer wieder vorkommen. Wir bitten um Entschuldigung.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estfall</text:p>
            </table:table-cell>
            <table:table-cell table:style-name="Table1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le1.A1" office:value-type="string">
            <text:p text:style-name="Table_20_Contents">001</text:p>
          </table:table-cell>
          <table:table-cell table:style-name="Table1.A1" office:value-type="string">
            <text:p text:style-name="Table_20_Contents">Hallo Welt ausgeben</text:p>
          </table:table-cell>
        </table:table-row>
      </table:table>
      <text:p text:style-name="TableCaption">HelloWorld Übersicht Testfä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